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ouleur Fruit" table:style-name="ta1">
        <table:table-column table:style-name="co1" table:default-cell-style-name="Default"/>
        <table:table-column table:style-name="co2" table:number-columns-repeated="2" table:default-cell-style-name="ce5"/>
        <table:table-column table:style-name="co2" table:number-columns-repeated="6" table:default-cell-style-name="ce2"/>
        <table:table-row table:style-name="ro1">
          <table:table-cell office:value-type="string" calcext:value-type="string">
            <text:p>K-NN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Couleur d’un fruit</text:p>
          </table:table-cell>
          <table:covered-table-cell table:style-name="Default"/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 table:style-name="ce4" office:value-type="string" calcext:value-type="string">
            <text:p>Couleur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Hauteur</text:p>
          </table:table-cell>
          <table:table-cell table:style-name="ce5" office:value-type="string" calcext:value-type="string">
            <text:p>Distance fruit</text:p>
          </table:table-cell>
          <table:table-cell table:style-name="ce5" office:value-type="string" calcext:value-type="string">
            <text:p>“1/d²”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e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5" table:formula="of:=SQRT(([.B$15]-[.B5])^2+([.C$15]-[.C5])^2)" office:value-type="float" office:value="2.23606797749979" calcext:value-type="float">
            <text:p>2,23606797749979</text:p>
          </table:table-cell>
          <table:table-cell table:style-name="ce5" table:formula="of:=1/[.D5]^2" office:value-type="float" office:value="0.2" calcext:value-type="float">
            <text:p>0,2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yellow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table:formula="of:=SQRT(([.B$15]-[.B6])^2+([.C$15]-[.C6])^2)" office:value-type="float" office:value="4.47213595499958" calcext:value-type="float">
            <text:p>4,47213595499958</text:p>
          </table:table-cell>
          <table:table-cell table:style-name="ce5" table:formula="of:=1/[.D6]^2" office:value-type="float" office:value="0.05" calcext:value-type="float">
            <text:p>0,05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orang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5" table:formula="of:=SQRT(([.B$15]-[.B7])^2+([.C$15]-[.C7])^2)" office:value-type="float" office:value="1.4142135623731" calcext:value-type="float">
            <text:p>1,4142135623731</text:p>
          </table:table-cell>
          <table:table-cell table:style-name="ce5" table:formula="of:=1/[.D7]^2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purpl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5" table:formula="of:=SQRT(([.B$15]-[.B8])^2+([.C$15]-[.C8])^2)" office:value-type="float" office:value="5.09901951359278" calcext:value-type="float">
            <text:p>5,09901951359278</text:p>
          </table:table-cell>
          <table:table-cell table:style-name="ce5" table:formula="of:=1/[.D8]^2" office:value-type="float" office:value="0.0384615384615385" calcext:value-type="float">
            <text:p>0,0384615384615385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table:formula="of:=SQRT(([.B$15]-[.B9])^2+([.C$15]-[.C9])^2)" office:value-type="float" office:value="2" calcext:value-type="float">
            <text:p>2</text:p>
          </table:table-cell>
          <table:table-cell table:style-name="ce5" table:formula="of:=1/[.D9]^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blu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5" table:formula="of:=SQRT(([.B$15]-[.B10])^2+([.C$15]-[.C10])^2)" office:value-type="float" office:value="3.60555127546399" calcext:value-type="float">
            <text:p>3,60555127546399</text:p>
          </table:table-cell>
          <table:table-cell table:style-name="ce5" table:formula="of:=1/[.D10]^2" office:value-type="float" office:value="0.0769230769230769" calcext:value-type="float">
            <text:p>0,0769230769230769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viole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formula="of:=SQRT(([.B$15]-[.B11])^2+([.C$15]-[.C11])^2)" office:value-type="float" office:value="3.16227766016838" calcext:value-type="float">
            <text:p>3,16227766016838</text:p>
          </table:table-cell>
          <table:table-cell table:style-name="ce5" table:formula="of:=1/[.D11]^2" office:value-type="float" office:value="0.1" calcext:value-type="float">
            <text:p>0,1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gree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5" table:formula="of:=SQRT(([.B$15]-[.B12])^2+([.C$15]-[.C12])^2)" office:value-type="float" office:value="5.8309518948453" calcext:value-type="float">
            <text:p>5,8309518948453</text:p>
          </table:table-cell>
          <table:table-cell table:style-name="ce5" table:formula="of:=1/[.D12]^2" office:value-type="float" office:value="0.0294117647058823" calcext:value-type="float">
            <text:p>0,0294117647058823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ce2" table:number-columns-repeated="2"/>
          <table:table-cell table:number-columns-repeated="6"/>
        </table:table-row>
        <table:table-row table:style-name="ro1">
          <table:table-cell table:style-name="ce4" office:value-type="string" calcext:value-type="string">
            <text:p>Nouveau point: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ce2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K=1</text:p>
          </table:table-cell>
          <table:table-cell table:formula="of:=[.A7]" office:value-type="string" office:string-value="orange" calcext:value-type="string">
            <text:p>orang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=3</text:p>
          </table:table-cell>
          <table:table-cell table:formula="of:=[.A9]" office:value-type="string" office:string-value="red" calcext:value-type="string">
            <text:p>red</text:p>
          </table:table-cell>
          <table:table-cell table:number-columns-repeated="6"/>
        </table:table-row>
        <table:table-row table:style-name="ro1">
          <table:table-cell/>
          <table:table-cell table:style-name="ce2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K=1 pondéré</text:p>
          </table:table-cell>
          <table:table-cell office:value-type="string" calcext:value-type="string">
            <text:p>orang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=3 pondéré</text:p>
          </table:table-cell>
          <table:table-cell office:value-type="string" calcext:value-type="string">
            <text:p>orange</text:p>
          </table:table-cell>
          <table:table-cell table:number-columns-repeated="6"/>
        </table:table-row>
        <table:table-row table:style-name="ro1" table:number-rows-repeated="8">
          <table:table-cell/>
          <table:table-cell table:style-name="ce2" table:number-columns-repeated="2"/>
          <table:table-cell table:number-columns-repeated="6"/>
        </table:table-row>
        <table:table-row table:style-name="ro1">
          <table:table-cell/>
          <table:table-cell table:style-name="ce2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3">00/00/0000</text:date>, <text:time style:data-style-name="N2" text:time-value="08:17:14.37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7-01T10:42:44.222243421</meta:creation-date>
    <dc:date>2023-05-23T09:07:21.684000000</dc:date>
    <meta:editing-duration>PT1H28M</meta:editing-duration>
    <meta:editing-cycles>17</meta:editing-cycles>
    <meta:generator>LibreOffice/7.2.7.2$Windows_X86_64 LibreOffice_project/8d71d29d553c0f7dcbfa38fbfda25ee34cce99a2</meta:generator>
    <meta:document-statistic meta:table-count="1" meta:cell-count="58" meta:object-count="0"/>
  </office:meta>
</office:document-meta>
</file>